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36D000001A9000001A9C52CC1DA687858B1.svg" manifest:media-type="image/svg+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3.704cm"/>
    </style:style>
    <style:style style:name="Tabla1.C" style:family="table-column">
      <style:table-column-properties style:column-width="4.101cm"/>
    </style:style>
    <style:style style:name="Tabla1.D" style:family="table-column">
      <style:table-column-properties style:column-width="5.609cm"/>
    </style:style>
    <style:style style:name="Tabla1.A1" style:family="table-cell">
      <style:table-cell-properties style:vertical-align="middle" fo:background-color="#00458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158466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e6e3d1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1c2be2" officeooo:paragraph-rsid="001c2be2"/>
    </style:style>
    <style:style style:name="P2" style:family="paragraph" style:parent-style-name="Heading_20_2">
      <style:text-properties officeooo:rsid="001c614a" officeooo:paragraph-rsid="001c614a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Segoe UI" fo:font-weight="bold" officeooo:rsid="001eae3f" officeooo:paragraph-rsid="001eae3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Segoe UI" fo:language="es" fo:country="ES" fo:font-weight="bold" officeooo:rsid="001eae3f" officeooo:paragraph-rsid="001eae3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oto Sans" officeooo:rsid="001eae3f" officeooo:paragraph-rsid="001eae3f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weight="bold" officeooo:rsid="001fe699" officeooo:paragraph-rsid="001fe699" style:font-weight-asian="bold" style:font-weight-complex="bold"/>
    </style:style>
    <style:style style:name="P7" style:family="paragraph" style:parent-style-name="Text_20_body">
      <style:text-properties officeooo:paragraph-rsid="001c2be2"/>
    </style:style>
    <style:style style:name="P8" style:family="paragraph" style:parent-style-name="Text_20_body">
      <style:text-properties fo:language="es" fo:country="ES" officeooo:rsid="001c614a" officeooo:paragraph-rsid="001c614a"/>
    </style:style>
    <style:style style:name="P9" style:family="paragraph" style:parent-style-name="Text_20_body">
      <style:text-properties fo:language="es" fo:country="ES" officeooo:rsid="001ce20a" officeooo:paragraph-rsid="001ce20a"/>
    </style:style>
    <style:style style:name="P10" style:family="paragraph" style:parent-style-name="Text_20_body">
      <style:text-properties fo:language="es" fo:country="ES" officeooo:rsid="001eae3f" officeooo:paragraph-rsid="001eae3f"/>
    </style:style>
    <style:style style:name="P11" style:family="paragraph" style:parent-style-name="Text_20_body">
      <style:text-properties officeooo:paragraph-rsid="001c614a"/>
    </style:style>
    <style:style style:name="P12" style:family="paragraph" style:parent-style-name="Text_20_body" style:list-style-name="L1">
      <style:text-properties style:font-name="Noto Sans" fo:font-size="12pt" officeooo:paragraph-rsid="001eae3f" style:font-size-asian="12pt" style:font-size-complex="12pt"/>
    </style:style>
    <style:style style:name="P13" style:family="paragraph" style:list-style-name="L1"/>
    <style:style style:name="T1" style:family="text">
      <style:text-properties fo:language="es" fo:country="ES"/>
    </style:style>
    <style:style style:name="T2" style:family="text">
      <style:text-properties fo:language="es" fo:country="ES" officeooo:rsid="001eae3f"/>
    </style:style>
    <style:style style:name="T3" style:family="text">
      <style:text-properties officeooo:rsid="001fe699"/>
    </style:style>
    <text:list-style style:name="L1">
      <text:list-level-style-image text:level="1" xlink:href="Pictures/1000036D000001A9000001A9C52CC1DA687858B1.svg" xlink:type="simple" xlink:show="embed" xlink:actuate="onLoad">
        <style:list-level-properties text:list-level-position-and-space-mode="label-alignment" style:vertical-pos="middle" style:vertical-rel="line" fo:width="0.425cm" fo:height="0.42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USES</text:h>
      <text:p text:style-name="P7"/>
      <text:p text:style-name="P8">Camino por el que circula la información. Se transmiten en concreto datos, señales o instrucciones, con lo que diferenciaremos como buses de datos, de instrucción o de sistema.</text:p>
      <text:p text:style-name="P8"/>
      <text:h text:style-name="P2" text:outline-level="2"><text:span text:style-name="T1">Tipos</text:span> de BUSES</text:h>
      <text:p text:style-name="P11"/>
      <text:p text:style-name="P8">Desde tipo 0 hasta tipo 5</text:p>
      <text:p text:style-name="P8">PCB → placa base</text:p>
      <text:p text:style-name="P8"/>
      <text:p text:style-name="P9">¿fibra óptica plástica?</text:p>
      <text:p text:style-name="P9"/>
      <text:p text:style-name="P9">1 byte → 8bits</text:p>
      <text:p text:style-name="P9">1 Kb → 1024 bytes</text:p>
      <text:p text:style-name="P9">1Mb → 1024 Kbytes</text:p>
      <text:p text:style-name="P9"/>
      <text:p text:style-name="P10">Ancho de banda <text:s/>= Frecuencia * Ancho Bus / 8 (bits de un byte) * 0.95</text:p>
      <text:p text:style-name="P10"/>
      <text:list xml:id="list758002265" text:style-name="L1">
        <text:list-item>
          <text:p text:style-name="P12"><text:span text:style-name="T2">Calcula las tasas de transferencia de los siguientes buses: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BUS</text:p>
          </table:table-cell>
          <table:table-cell table:style-name="Tabla1.A1" office:value-type="string">
            <text:p text:style-name="P3">ANCHO BUS (bits)</text:p>
          </table:table-cell>
          <table:table-cell table:style-name="Tabla1.A1" office:value-type="string">
            <text:p text:style-name="P4">FRECUENCIA (MHz)</text:p>
          </table:table-cell>
          <table:table-cell table:style-name="Tabla1.D1" office:value-type="string">
            <text:p text:style-name="P4">TASA TRANSFERENCIA <text:span text:style-name="T3">(Mb/s)</text:span></text:p>
          </table:table-cell>
        </table:table-row>
        <table:table-row>
          <table:table-cell table:style-name="Tabla1.A2" office:value-type="string">
            <text:p text:style-name="P5">PCI 64</text:p>
          </table:table-cell>
          <table:table-cell table:style-name="Tabla1.A2" office:value-type="string">
            <text:p text:style-name="P5">64</text:p>
          </table:table-cell>
          <table:table-cell table:style-name="Tabla1.A2" office:value-type="string">
            <text:p text:style-name="P5">66</text:p>
          </table:table-cell>
          <table:table-cell table:style-name="Tabla1.D2" office:value-type="string">
            <text:p text:style-name="P6">501,6</text:p>
          </table:table-cell>
        </table:table-row>
        <table:table-row>
          <table:table-cell table:style-name="Tabla1.A2" office:value-type="string">
            <text:p text:style-name="P5">SATA II</text:p>
          </table:table-cell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5">3000</text:p>
          </table:table-cell>
          <table:table-cell table:style-name="Tabla1.D3" office:value-type="string">
            <text:p text:style-name="P6">2.850</text:p>
          </table:table-cell>
        </table:table-row>
        <table:table-row>
          <table:table-cell table:style-name="Tabla1.A2" office:value-type="string">
            <text:p text:style-name="P5">SATA III</text:p>
          </table:table-cell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5">6000</text:p>
          </table:table-cell>
          <table:table-cell table:style-name="Tabla1.D4" office:value-type="string">
            <text:p text:style-name="P6">5.700</text:p>
          </table:table-cell>
        </table:table-row>
        <table:table-row>
          <table:table-cell table:style-name="Tabla1.A2" office:value-type="string">
            <text:p text:style-name="P5">USB 3.0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5000</text:p>
          </table:table-cell>
          <table:table-cell table:style-name="Tabla1.D5" office:value-type="string">
            <text:p text:style-name="P6">593,75</text:p>
          </table:table-cell>
        </table:table-row>
        <table:table-row>
          <table:table-cell table:style-name="Tabla1.A2" office:value-type="string">
            <text:p text:style-name="P5">FireWire 400 (mac)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393216</text:p>
          </table:table-cell>
          <table:table-cell table:style-name="Tabla1.D6" office:value-type="string">
            <text:p text:style-name="P6">46.694,4</text:p>
          </table:table-cell>
        </table:table-row>
        <table:table-row>
          <table:table-cell table:style-name="Tabla1.A2" office:value-type="string">
            <text:p text:style-name="P5">PCI Express 3.0</text:p>
          </table:table-cell>
          <table:table-cell table:style-name="Tabla1.A2" office:value-type="string">
            <text:p text:style-name="P5">32</text:p>
          </table:table-cell>
          <table:table-cell table:style-name="Tabla1.A2" office:value-type="string">
            <text:p text:style-name="P5">8000</text:p>
          </table:table-cell>
          <table:table-cell table:style-name="Tabla1.D7" office:value-type="string">
            <text:p text:style-name="P6">30.400</text:p>
          </table:table-cell>
        </table:table-row>
      </table:table>
      <text:list xml:id="list160817041749207" text:continue-numbering="true" text:style-name="L1">
        <text:list-header>
          <text:p text:style-name="Text_20_body"><text:span text:style-name="T1"/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15:15:47.596000000</meta:creation-date>
    <dc:date>2021-11-05T16:08:16.627000000</dc:date>
    <meta:editing-duration>PT1M38S</meta:editing-duration>
    <meta:editing-cycles>1</meta:editing-cycles>
    <meta:document-statistic meta:table-count="1" meta:image-count="0" meta:object-count="0" meta:page-count="1" meta:paragraph-count="40" meta:word-count="126" meta:character-count="625" meta:non-whitespace-character-count="539"/>
    <meta:generator>LibreOffice/7.0.1.2$Windows_X86_64 LibreOffice_project/7cbcfc562f6eb6708b5ff7d7397325de9e764452</meta:generator>
  </office:meta>
</office:document-meta>
</file>